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c7a" officeooo:paragraph-rsid="00049c7a"/>
    </style:style>
    <style:style style:name="P2" style:family="paragraph" style:parent-style-name="Standard" style:list-style-name="L1">
      <style:text-properties officeooo:rsid="00049c7a" officeooo:paragraph-rsid="00049c7a"/>
    </style:style>
    <style:style style:name="P3" style:family="paragraph" style:parent-style-name="Standard" style:list-style-name="L1">
      <style:text-properties officeooo:rsid="00069373" officeooo:paragraph-rsid="00069373"/>
    </style:style>
    <style:style style:name="T1" style:family="text">
      <style:text-properties officeooo:rsid="00071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or pattern recognition/clustering:</text:p>
      <text:p text:style-name="P1">Goal is to define and express 1 or more predictive patterns, given ordered, pre-classified data sets.</text:p>
      <text:p text:style-name="P1"/>
      <text:p text:style-name="P1">Proposed methods for investigation:</text:p>
      <text:list xml:id="list7161476277006679351" text:style-name="L1">
        <text:list-item>
          <text:p text:style-name="P2">Hidden Markov Model</text:p>
        </text:list-item>
        <text:list-item>
          <text:p text:style-name="P2">Artificial Neural Network</text:p>
        </text:list-item>
        <text:list-item>
          <text:p text:style-name="P2">Confabulating Thalamocortical module network</text:p>
        </text:list-item>
        <text:list-item>
          <text:p text:style-name="P2">Cluster identification</text:p>
        </text:list-item>
        <text:list-item>
          <text:p text:style-name="P3">Latent class model/<text:span text:style-name="T1">analysi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Williamson</meta:initial-creator>
    <meta:creation-date>2015-08-07T18:07:30.055427205</meta:creation-date>
    <dc:date>2015-08-07T18:52:10.773018476</dc:date>
    <dc:creator>Rob Williamson</dc:creator>
    <meta:editing-duration>PT44M40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8" meta:word-count="44" meta:character-count="318" meta:non-whitespace-character-count="287"/>
  </office:meta>
</office:document-meta>
</file>